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362in"/>
    </style:style>
    <style:style style:name="co3" style:family="table-column">
      <style:table-column-properties fo:break-before="auto" style:column-width="6.8972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1.1929in"/>
    </style:style>
    <style:style style:name="co6" style:family="table-column">
      <style:table-column-properties fo:break-before="auto" style:column-width="1.1827in"/>
    </style:style>
    <style:style style:name="co7" style:family="table-column">
      <style:table-column-properties fo:break-before="auto" style:column-width="1.2181in"/>
    </style:style>
    <style:style style:name="co8" style:family="table-column">
      <style:table-column-properties fo:break-before="auto" style:column-width="0.4291in"/>
    </style:style>
    <style:style style:name="co9" style:family="table-column">
      <style:table-column-properties fo:break-before="auto" style:column-width="5.2138in"/>
    </style:style>
    <style:style style:name="co10" style:family="table-column">
      <style:table-column-properties fo:break-before="auto" style:column-width="1.4535in"/>
    </style:style>
    <style:style style:name="co11" style:family="table-column">
      <style:table-column-properties fo:break-before="auto" style:column-width="1.6118in"/>
    </style:style>
    <style:style style:name="co12" style:family="table-column">
      <style:table-column-properties fo:break-before="auto" style:column-width="1.6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underline-style="none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/>
    <style:style style:name="ce18" style:family="table-cell" style:parent-style-name="Default" style:data-style-name="N84"/>
    <style:style style:name="ce19" style:family="table-cell" style:parent-style-name="Default" style:data-style-name="N84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8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</table:table-row>
        <table:table-row table:style-name="ro5">
          <table:table-cell office:value-type="float" office:value="0">
            <text:p>0</text:p>
          </table:table-cell>
          <table:table-cell office:value-type="string">
            <text:p>Ejemplo</text:p>
          </table:table-cell>
          <table:table-cell office:value-type="date" office:date-value="2013-08-19">
            <text:p>2013-08-1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5">
          <table:table-cell table:style-name="ce13" office:value-type="float" office:value="1">
            <text:p>1</text:p>
          </table:table-cell>
          <table:table-cell table:style-name="ce14" office:value-type="string">
            <text:p>Lectura Paper: No silver bullet. Responder cuestionario</text:p>
          </table:table-cell>
          <table:table-cell table:style-name="ce19" office:value-type="date" office:date-value="2013-08-26">
            <text:p>2013-08-26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70">
            <text:p>70</text:p>
          </table:table-cell>
        </table:table-row>
        <table:table-row table:style-name="ro5">
          <table:table-cell table:style-name="ce13" office:value-type="float" office:value="2">
            <text:p>2</text:p>
          </table:table-cell>
          <table:table-cell table:style-name="ce14" office:value-type="string">
            <text:p>Lectura Paper: Software Engineering missing is action. Responder cuestionario</text:p>
          </table:table-cell>
          <table:table-cell table:style-name="ce19" office:value-type="date" office:date-value="2013-08-26">
            <text:p>2013-08-26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120">
            <text:p>120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Lectura guia scrum</text:p>
          </table:table-cell>
          <table:table-cell office:value-type="date" office:date-value="2013-09-01">
            <text:p>2013-09-01</text:p>
          </table:table-cell>
          <table:table-cell office:value-type="float" office:value="60">
            <text:p>60</text:p>
          </table:table-cell>
          <table:table-cell table:style-name="ce15" office:value-type="float" office:value="80">
            <text:p>80</text:p>
          </table:table-cell>
        </table:table-row>
        <table:table-row table:style-name="ro5">
          <table:table-cell office:value-type="float" office:value="4">
            <text:p>4</text:p>
          </table:table-cell>
          <table:table-cell table:style-name="ce15" office:value-type="string">
            <text:p>Contestar cuestionario scrum</text:p>
          </table:table-cell>
          <table:table-cell office:value-type="date" office:date-value="2013-09-04">
            <text:p>2013-09-0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Hacer resumen y publicarlo</text:p>
          </table:table-cell>
          <table:table-cell office:value-type="date" office:date-value="2013-09-05">
            <text:p>2013-09-05</text:p>
          </table:table-cell>
          <table:table-cell office:value-type="float" office:value="150">
            <text:p>150</text:p>
          </table:table-cell>
          <table:table-cell office:value-type="float" office:value="210">
            <text:p>210</text:p>
          </table:table-cell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Katas-parte-1 (Roman Numbers y FizzBuzz)</text:p>
          </table:table-cell>
          <table:table-cell office:value-type="date" office:date-value="2013-09-09">
            <text:p>2013-09-09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Lectura clase 7: Domain-Drive Design</text:p>
          </table:table-cell>
          <table:table-cell office:value-type="date" office:date-value="2013-09-16">
            <text:p>2013-09-16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Lectura clase 8: VSM y User Stories</text:p>
          </table:table-cell>
          <table:table-cell office:value-type="date" office:date-value="2013-09-16">
            <text:p>2013-09-16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Lectura adicional: tecnica pomodoro, formas de contratacion</text:p>
          </table:table-cell>
          <table:table-cell office:value-type="date" office:date-value="2013-09-17">
            <text:p>2013-09-17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Responder cuestionario de VSM y resultados de restropectiva</text:p>
          </table:table-cell>
          <table:table-cell office:value-type="date" office:date-value="2013-09-19">
            <text:p>2013-09-1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Tenis kata</text:p>
          </table:table-cell>
          <table:table-cell office:value-type="date" office:date-value="2013-09-22">
            <text:p>2013-09-22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5">
          <table:table-cell office:value-type="float" office:value="12">
            <text:p>12</text:p>
          </table:table-cell>
          <table:table-cell table:style-name="ce16" office:value-type="string">
            <text:p>Permutation Kata</text:p>
          </table:table-cell>
          <table:table-cell office:value-type="date" office:date-value="2013-09-22">
            <text:p>2013-09-22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Kata de git</text:p>
          </table:table-cell>
          <table:table-cell office:value-type="date" office:date-value="2013-09-23">
            <text:p>2013-09-23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Video de Coding Dojos</text:p>
          </table:table-cell>
          <table:table-cell office:value-type="date" office:date-value="2013-09-27">
            <text:p>2013-09-27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3">
          <table:table-cell office:value-type="float" office:value="15">
            <text:p>15</text:p>
          </table:table-cell>
          <table:table-cell table:style-name="ce17" office:value-type="string">
            <text:p>Completar la kata del ahorcado</text:p>
          </table:table-cell>
          <table:table-cell office:value-type="date" office:date-value="2013-09-29">
            <text:p>2013-09-29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16">
            <text:p>16</text:p>
          </table:table-cell>
          <table:table-cell table:style-name="ce17" office:value-type="string">
            <text:p>Completar el ambiente de desarrollo</text:p>
          </table:table-cell>
          <table:table-cell office:value-type="date" office:date-value="2013-09-29">
            <text:p>2013-09-29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</table:table-row>
        <table:table-row table:style-name="ro3">
          <table:table-cell office:value-type="float" office:value="17">
            <text:p>17</text:p>
          </table:table-cell>
          <table:table-cell table:style-name="ce17" office:value-type="string">
            <text:p>Lectura sobre Estimación</text:p>
          </table:table-cell>
          <table:table-cell office:value-type="date" office:date-value="2013-09-30">
            <text:p>2013-09-30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Video sobre Project Bootstrap</text:p>
          </table:table-cell>
          <table:table-cell office:value-type="date" office:date-value="2013-10-06">
            <text:p>2013-10-0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Video Primeros pasos con el proyecto base de Padrino</text:p>
          </table:table-cell>
          <table:table-cell office:value-type="date" office:date-value="2013-10-06">
            <text:p>2013-10-0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Trabajando sobre proyecto base <text:s/>Job Vacancy</text:p>
          </table:table-cell>
          <table:table-cell office:value-type="date" office:date-value="2013-10-06">
            <text:p>2013-10-06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</table:table-row>
        <table:table-row table:style-name="ro5">
          <table:table-cell office:value-type="float" office:value="21">
            <text:p>21</text:p>
          </table:table-cell>
          <table:table-cell table:style-name="ce16" office:value-type="string">
            <text:p>Lectura articulo Continuous Integration y responder cuestionario</text:p>
          </table:table-cell>
          <table:table-cell office:value-type="date" office:date-value="2013-10-13">
            <text:p>2013-10-13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Ver video 1 y 2 sobre BDD y TDD</text:p>
          </table:table-cell>
          <table:table-cell office:value-type="date" office:date-value="2013-10-15">
            <text:p>2013-10-15</text:p>
          </table:table-cell>
          <table:table-cell table:number-columns-repeated="2" office:value-type="float" office:value="60">
            <text:p>60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Aplicando BDD y TDD sobr eel proyecto Job Vacancy</text:p>
          </table:table-cell>
          <table:table-cell office:value-type="date" office:date-value="2013-10-15">
            <text:p>2013-10-1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Investigacion e informe: Patrone Layers vs Tiers</text:p>
          </table:table-cell>
          <table:table-cell office:value-type="date" office:date-value="2013-10-20">
            <text:p>2013-10-20</text:p>
          </table:table-cell>
          <table:table-cell table:number-columns-repeated="2" office:value-type="float" office:value="60">
            <text:p>60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Investigacion e informe sobre atributo de calidad: Usabilidad</text:p>
          </table:table-cell>
          <table:table-cell office:value-type="date" office:date-value="2013-10-20">
            <text:p>2013-10-20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Lectura: Who Needs an Architect?</text:p>
          </table:table-cell>
          <table:table-cell office:value-type="date" office:date-value="2013-10-21">
            <text:p>2013-10-21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Trabajando sobre la iteracion 0 del proyecto Aulas</text:p>
          </table:table-cell>
          <table:table-cell office:value-type="date" office:date-value="2013-10-27">
            <text:p>2013-10-27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currency-style style:name="N5106" number:language="es" number:country="AR">
      <number:currency-symbol number:language="es" number:country="AR">$</number:currency-symbol>
      <number:number number:decimal-places="2" number:min-integer-digits="1" number:grouping="true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8">00/00/0000</text:date>, <text:time style:data-style-name="N2" text:time-value="0000-00-00T12:14:05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6$Linux_x86 LibreOffice_project/360m1$Build-2</meta:generator>
    <dc:date>2013-10-28T12:15:20</dc:date>
    <meta:editing-duration>P2DT2H25M37S</meta:editing-duration>
    <meta:editing-cycles>42</meta:editing-cycles>
    <dc:creator>Mint </dc:creator>
    <meta:document-statistic meta:table-count="2" meta:cell-count="221" meta:object-count="0"/>
  </office:meta>
</office:document-meta>
</file>